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2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4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6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1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4" style:parent-style-name="Normal" style:family="paragraph">
      <style:paragraph-properties fo:line-height="101%"/>
      <style:text-properties style:font-name="Calibri Light" style:font-name-asian="Calibri" style:font-name-complex="Calibri Light" style:font-weight-complex="bold" fo:font-size="10pt" style:font-size-asian="10pt" style:font-size-complex="10pt"/>
    </style:style>
    <style:style style:name="P1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8" style:parent-style-name="Normal" style:family="paragraph">
      <style:paragraph-properties fo:text-align="justify" fo:line-height="101%"/>
    </style:style>
    <style:style style:name="T19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0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21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22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23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4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T25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2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7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8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9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0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1" style:parent-style-name="Normal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4" style:parent-style-name="Normal" style:family="paragraph">
      <style:paragraph-properties fo:text-align="center" fo:line-height="101%"/>
    </style:style>
    <style:style style:name="T35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36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 fo:language="en" fo:country="US"/>
    </style:style>
    <style:style style:name="P37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8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0" style:parent-style-name="Normal" style:family="paragraph">
      <style:paragraph-properties fo:text-align="justify" fo:line-height="101%"/>
    </style:style>
    <style:style style:name="T41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42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43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44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4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4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5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5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5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5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5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55" style:parent-style-name="Normal" style:family="paragraph">
      <style:paragraph-properties fo:text-align="justify" fo:line-height="101%"/>
    </style:style>
    <style:style style:name="T56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T57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59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60" style:parent-style-name="Normal" style:master-page-name="MP1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61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62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63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64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6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6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6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6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6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7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7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72" style:parent-style-name="Normal" style:family="paragraph">
      <style:paragraph-properties fo:line-height="101%"/>
      <style:text-properties style:font-name="Calibri Light" style:font-name-asian="Calibri" style:font-name-complex="Calibri Light" style:font-weight-complex="bold" fo:font-size="10pt" style:font-size-asian="10pt" style:font-size-complex="10pt"/>
    </style:style>
    <style:style style:name="P7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7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7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76" style:parent-style-name="Normal" style:family="paragraph">
      <style:paragraph-properties fo:text-align="justify" fo:line-height="101%"/>
    </style:style>
    <style:style style:name="T7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78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79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80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81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82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8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84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85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86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87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88" style:parent-style-name="Normal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8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9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91" style:parent-style-name="Normal" style:family="paragraph">
      <style:paragraph-properties fo:text-align="center" fo:line-height="101%"/>
    </style:style>
    <style:style style:name="T92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93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 fo:language="en" fo:country="US"/>
    </style:style>
    <style:style style:name="P94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95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9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97" style:parent-style-name="Normal" style:family="paragraph">
      <style:paragraph-properties fo:text-align="justify" fo:line-height="101%"/>
    </style:style>
    <style:style style:name="T9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99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00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01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10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0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0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0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10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0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0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0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1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11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112" style:parent-style-name="Normal" style:family="paragraph">
      <style:paragraph-properties fo:text-align="justify" fo:line-height="101%"/>
    </style:style>
    <style:style style:name="T113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T114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115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116" style:parent-style-name="Normal" style:master-page-name="MP2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11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1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19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20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21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12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2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2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2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26" style:parent-style-name="Normal" style:family="paragraph">
      <style:paragraph-properties fo:text-align="justify" fo:line-height="101%"/>
    </style:style>
    <style:style style:name="T127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128" style:parent-style-name="Normal" style:family="paragraph">
      <style:paragraph-properties fo:line-height="101%"/>
      <style:text-properties style:font-name="Calibri Light" style:font-name-asian="Calibri" style:font-name-complex="Calibri Light" style:font-weight-complex="bold" fo:font-size="10pt" style:font-size-asian="10pt" style:font-size-complex="10pt"/>
    </style:style>
    <style:style style:name="P12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3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3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3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3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34" style:parent-style-name="Normal" style:family="paragraph">
      <style:paragraph-properties fo:text-align="justify" fo:line-height="101%"/>
    </style:style>
    <style:style style:name="T13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36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137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13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39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40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14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42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43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44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45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46" style:parent-style-name="Normal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4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4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49" style:parent-style-name="Normal" style:family="paragraph">
      <style:paragraph-properties fo:text-align="center" fo:line-height="101%"/>
    </style:style>
    <style:style style:name="T150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151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 fo:language="en" fo:country="US"/>
    </style:style>
    <style:style style:name="P152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53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5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55" style:parent-style-name="Normal" style:family="paragraph">
      <style:paragraph-properties fo:text-align="justify" fo:line-height="101%"/>
    </style:style>
    <style:style style:name="T156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5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5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15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6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6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6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16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6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6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6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6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16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169" style:parent-style-name="Normal" style:family="paragraph">
      <style:paragraph-properties fo:text-align="justify" fo:line-height="101%"/>
    </style:style>
    <style:style style:name="T170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T171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172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173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174" style:parent-style-name="Normal" style:master-page-name="MP3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17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76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7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7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79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18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8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8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8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8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18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8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87" style:parent-style-name="Normal" style:family="paragraph">
      <style:paragraph-properties fo:line-height="101%"/>
      <style:text-properties style:font-name="Calibri Light" style:font-name-asian="Calibri" style:font-name-complex="Calibri Light" style:font-weight-complex="bold" fo:font-size="10pt" style:font-size-asian="10pt" style:font-size-complex="10pt"/>
    </style:style>
    <style:style style:name="P18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8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9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9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9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193" style:parent-style-name="Normal" style:family="paragraph">
      <style:paragraph-properties fo:text-align="justify" fo:line-height="101%"/>
    </style:style>
    <style:style style:name="T194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95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196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197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19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199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T200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20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02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03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04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05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06" style:parent-style-name="Normal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0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0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09" style:parent-style-name="Normal" style:family="paragraph">
      <style:paragraph-properties fo:text-align="center" fo:line-height="101%"/>
    </style:style>
    <style:style style:name="T210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211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 fo:language="en" fo:country="US"/>
    </style:style>
    <style:style style:name="P212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13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1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15" style:parent-style-name="Normal" style:family="paragraph">
      <style:paragraph-properties fo:text-align="justify" fo:line-height="101%"/>
    </style:style>
    <style:style style:name="T216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1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1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19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22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2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2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2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22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2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2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2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2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22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230" style:parent-style-name="Normal" style:family="paragraph">
      <style:paragraph-properties fo:text-align="justify" fo:line-height="101%"/>
    </style:style>
    <style:style style:name="T231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232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233" style:parent-style-name="Normal" style:master-page-name="MP4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234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3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36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3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3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23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4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4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4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4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244" style:parent-style-name="Normal" style:family="paragraph">
      <style:paragraph-properties fo:text-align="justify" fo:line-height="101%"/>
    </style:style>
    <style:style style:name="T24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246" style:parent-style-name="Normal" style:family="paragraph">
      <style:paragraph-properties fo:text-align="justify" fo:line-height="101%"/>
    </style:style>
    <style:style style:name="T24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248" style:parent-style-name="Normal" style:family="paragraph">
      <style:paragraph-properties fo:line-height="101%"/>
      <style:text-properties style:font-name="Calibri Light" style:font-name-asian="Calibri" style:font-name-complex="Calibri Light" style:font-weight-complex="bold" fo:font-size="10pt" style:font-size-asian="10pt" style:font-size-complex="10pt"/>
    </style:style>
    <style:style style:name="P24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5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5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5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5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54" style:parent-style-name="Normal" style:family="paragraph">
      <style:paragraph-properties fo:text-align="justify" fo:line-height="101%"/>
    </style:style>
    <style:style style:name="T25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56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57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258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259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60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61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26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63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64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65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66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67" style:parent-style-name="Normal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6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6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70" style:parent-style-name="Normal" style:family="paragraph">
      <style:paragraph-properties fo:text-align="center" fo:line-height="101%"/>
    </style:style>
    <style:style style:name="T271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272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 fo:language="en" fo:country="US"/>
    </style:style>
    <style:style style:name="P273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74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7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76" style:parent-style-name="Normal" style:family="paragraph">
      <style:paragraph-properties fo:text-align="justify" fo:line-height="101%"/>
    </style:style>
    <style:style style:name="T27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7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79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80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28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8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8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8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28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8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8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8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28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29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291" style:parent-style-name="Normal" style:family="paragraph">
      <style:paragraph-properties fo:text-align="justify" fo:line-height="101%"/>
    </style:style>
    <style:style style:name="T292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293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294" style:parent-style-name="Normal" style:master-page-name="MP5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29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96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9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9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299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30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0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0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0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0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305" style:parent-style-name="Normal" style:family="paragraph">
      <style:paragraph-properties fo:line-height="101%"/>
    </style:style>
    <style:style style:name="T306" style:parent-style-name="DefaultParagraphFont" style:family="text">
      <style:text-properties style:font-name="Calibri Light" style:font-name-asian="Calibri" style:font-name-complex="Calibri Light" style:font-weight-complex="bold" fo:font-size="10pt" style:font-size-asian="10pt" style:font-size-complex="10pt"/>
    </style:style>
    <style:style style:name="P30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0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0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1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1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12" style:parent-style-name="Normal" style:family="paragraph">
      <style:paragraph-properties fo:text-align="justify" fo:line-height="101%"/>
    </style:style>
    <style:style style:name="T313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14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315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316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31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18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T319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32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21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22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23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24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25" style:parent-style-name="Normal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2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2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28" style:parent-style-name="Normal" style:family="paragraph">
      <style:paragraph-properties fo:text-align="center" fo:line-height="101%"/>
    </style:style>
    <style:style style:name="T329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330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 fo:language="en" fo:country="US"/>
    </style:style>
    <style:style style:name="P331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32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3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34" style:parent-style-name="Normal" style:family="paragraph">
      <style:paragraph-properties fo:text-align="justify" fo:line-height="101%"/>
    </style:style>
    <style:style style:name="T33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36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3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3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33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4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4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4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34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4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4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4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4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34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349" style:parent-style-name="Normal" style:family="paragraph">
      <style:paragraph-properties fo:text-align="justify" fo:line-height="101%"/>
    </style:style>
    <style:style style:name="T350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351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352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353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354" style:parent-style-name="Normal" style:master-page-name="MP6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35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56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5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5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59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36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6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6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6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6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36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6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6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6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6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7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7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72" style:parent-style-name="Normal" style:family="paragraph">
      <style:paragraph-properties fo:text-align="justify" fo:line-height="101%"/>
    </style:style>
    <style:style style:name="T373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74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375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376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37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78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T379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38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81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82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83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84" style:parent-style-name="Normal" style:list-style-name="WWNum3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85" style:parent-style-name="Normal" style:family="paragraph">
      <style:paragraph-properties fo:text-align="justify" fo:margin-top="0.0791in" fo:margin-bottom="0.0791in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8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8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88" style:parent-style-name="Normal" style:family="paragraph">
      <style:paragraph-properties fo:text-align="center" fo:line-height="101%"/>
    </style:style>
    <style:style style:name="T389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/>
    </style:style>
    <style:style style:name="T390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0pt" style:font-size-asian="10pt" style:font-size-complex="10pt" fo:language="en" fo:country="US"/>
    </style:style>
    <style:style style:name="P391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92" style:parent-style-name="Normal" style:family="paragraph">
      <style:paragraph-properties fo:text-align="center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9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394" style:parent-style-name="Normal" style:family="paragraph">
      <style:paragraph-properties fo:text-align="justify" fo:line-height="101%"/>
    </style:style>
    <style:style style:name="T395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96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97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T398" style:parent-style-name="DefaultParagraphFont" style:family="text">
      <style:text-properties style:font-name="Calibri Light" style:font-name-asian="Calibri" style:font-name-complex="Calibri Light" fo:font-size="10pt" style:font-size-asian="10pt" style:font-size-complex="10pt"/>
    </style:style>
    <style:style style:name="P399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00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01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02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403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04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05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06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size="10pt" style:font-size-asian="10pt" style:font-size-complex="10pt"/>
    </style:style>
    <style:style style:name="P407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0pt" style:font-size-asian="10pt" style:font-size-complex="10pt"/>
    </style:style>
    <style:style style:name="P408" style:parent-style-name="Normal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409" style:parent-style-name="Normal" style:family="paragraph">
      <style:paragraph-properties fo:text-align="justify" fo:line-height="101%"/>
    </style:style>
    <style:style style:name="T410" style:parent-style-name="DefaultParagraphFont" style:family="text">
      <style:text-properties style:font-name="Calibri Light" style:font-name-asian="Calibri" style:font-name-complex="Calibri Light" fo:font-weight="bold" style:font-weight-asian="bold" fo:font-size="10pt" style:font-size-asian="10pt" style:font-size-complex="10pt"/>
    </style:style>
    <style:style style:name="P411" style:parent-style-name="Normal" style:family="paragraph">
      <style:paragraph-properties fo:text-align="justify" fo:line-height="101%"/>
      <style:text-properties style:font-name="Calibri Light" style:font-name-complex="Calibri Light" fo:font-size="10pt" style:font-size-asian="10pt" style:font-size-complex="10pt"/>
    </style:style>
    <style:style style:name="P412" style:parent-style-name="Normal" style:family="paragraph">
      <style:paragraph-properties fo:text-align="justify" fo:line-height="101%"/>
    </style:style>
  </office:automatic-styles>
  <office:body>
    <office:text text:use-soft-page-breaks="true">
      <text:p text:style-name="P1"><text:span text:style-name="T2">Guayaquil, 2</text:span><text:span text:style-name="T3">6</text:span><text:span text:style-name="T4"><text:s/>de<text:s/></text:span><text:span text:style-name="T5">octu</text:span><text:span text:style-name="T6">bre del 2021.</text:span></text:p>
      <text:p text:style-name="P7"/>
      <text:p text:style-name="P8"/>
      <text:p text:style-name="P9"/>
      <text:p text:style-name="P10">Señores</text:p>
      <text:p text:style-name="P11">CENTURY LINK ECUADOR S.A.</text:p>
      <text:p text:style-name="P12">Urb. Iñaquito Alto, Juan Díaz N37-1.</text:p>
      <text:p text:style-name="P13">Teléfono (02) 226-4101</text:p>
      <text:p text:style-name="P14">Ciudad</text:p>
      <text:p text:style-name="P15"/>
      <text:p text:style-name="P16"><text:bookmark-start text:name="_Hlk86137329"/>De nuestras consideraciones:</text:p>
      <text:p text:style-name="P17"/>
      <text:p text:style-name="P18"><text:span text:style-name="T19">Nuestros auditores externos:</text:span><text:span text:style-name="T20"><text:s/>“WENS CONSULTING &amp;<text:s/></text:span><text:span text:style-name="T21">AUDITING”</text:span><text:span text:style-name="T22">,</text:span><text:span text:style-name="T23"><text:s/>están efectuando la auditoría externa de nuestros estados financieros por el año terminado el 31 de diciembre del 2021, motivo por el cual solicitamos se sirvan proporcionarles directamente a ellos la siguiente información,<text:s/></text:span><text:span text:style-name="T24">cortada al 31 de agos</text:span><text:span text:style-name="T25">to del 2021:</text:span></text:p>
      <text:p text:style-name="P26"/>
      <text:list text:style-name="WWNum3">
        <text:list-item>
          <text:p text:style-name="P27"><text:bookmark-start text:name="_Hlk60649583"/><text:bookmark-end text:name="_Hlk60649583"/>Saldos por cobrar a nosotros, según sus registros contables al 31 de agosto del 2021, derivado del contrato de interconexión firmado entre las partes, así como también cualquier por otros servicios prestado a nosotros.</text:p>
        </text:list-item>
        <text:list-item>
          <text:p text:style-name="P28">Información al<text:s/>respecto de contratos vigentes durante el año 2021 y hasta la fecha de su respuesta.</text:p>
        </text:list-item>
        <text:list-item>
          <text:p text:style-name="P29">Garantías, anticipos, obligaciones contingentes, asuntos en disputa, si existieren.</text:p>
        </text:list-item>
        <text:list-item>
          <text:p text:style-name="P30">Cualquier otra información que considere importante para conocimiento de<text:s/>nuestros auditores externos.</text:p>
        </text:list-item>
      </text:list>
      <text:p text:style-name="P31"/>
      <text:p text:style-name="P32">Agradecemos remitir su respuesta a:</text:p>
      <text:p text:style-name="P33"/>
      <text:p text:style-name="P34"><text:span text:style-name="T35"><text:s/></text:span><text:span text:style-name="T36">WENS CONSULTING &amp; AUDITING, WHIMPER NARVÁEZ S.A.</text:span></text:p>
      <text:p text:style-name="P37">Torres del Mall, Centro Comercial Mall del Sol, Torre B, Piso 4</text:p>
      <text:p text:style-name="P38">Teléfono 098-723-9800</text:p>
      <text:p text:style-name="P39"/>
      <text:p text:style-name="P40"><text:span text:style-name="T41">Para agilizar el proceso, esta información puede ser</text:span><text:span text:style-name="T42"><text:s/>enviada por correo electrónico a<text:s/></text:span><text:a xlink:href="mailto:calmeida@cpalmeida.com" office:target-frame-name="_top" xlink:show="replace"><text:span text:style-name="T43">calmeida@cpalmeida.com</text:span></text:a><text:span text:style-name="T44"><text:s/>mientras las respuestas originales son recibidas por nuestros auditores independientes.</text:span></text:p>
      <text:p text:style-name="P45"/>
      <text:p text:style-name="P46">Atentamente,</text:p>
      <text:p text:style-name="P47"/>
      <text:p text:style-name="P48">LINKOTEL S.A</text:p>
      <text:p text:style-name="P49"/>
      <text:p text:style-name="P50"/>
      <text:p text:style-name="P51"/>
      <text:p text:style-name="P52"/>
      <text:p text:style-name="P53">Pablo Jonathan Baquerizo Dávila</text:p>
      <text:p text:style-name="P54">PRESIDENTE</text:p>
      <text:p text:style-name="P55"><text:bookmark-start text:name="_Hlk57801554"/><text:span text:style-name="T56">RUC:<text:s/></text:span><text:bookmark-end text:name="_Hlk57801554"/><text:span text:style-name="T57">0992254572001</text:span></text:p>
      <text:p text:style-name="P58"/>
      <text:p text:style-name="P59"><text:bookmark-end text:name="_Hlk86137329"/></text:p>
      <text:soft-page-break/>
      <text:p text:style-name="P60"><text:span text:style-name="T61">Guayaquil, 2</text:span><text:span text:style-name="T62">6</text:span><text:span text:style-name="T63"><text:s/>de<text:s/></text:span><text:span text:style-name="T64">octu</text:span><text:span text:style-name="T65">bre del 2021.</text:span></text:p>
      <text:p text:style-name="P66"/>
      <text:p text:style-name="P67"/>
      <text:p text:style-name="P68"/>
      <text:p text:style-name="P69">Señores</text:p>
      <text:p text:style-name="P70">CORPORACION NACIONAL DE TELECOMUNICACIONES, CNT EP</text:p>
      <text:p text:style-name="P71">Quito - Ecuador</text:p>
      <text:p text:style-name="P72">Ciudad</text:p>
      <text:p text:style-name="P73"/>
      <text:p text:style-name="P74">De nuestras consideraciones:</text:p>
      <text:p text:style-name="P75"/>
      <text:p text:style-name="P76"><text:span text:style-name="T77">Nuestros auditores externos:</text:span><text:span text:style-name="T78"><text:s/>“WENS CONSULTING &amp; AUDITING”</text:span><text:span text:style-name="T79">,</text:span><text:span text:style-name="T80"><text:s/>están<text:s/></text:span><text:span text:style-name="T81">efectuando la auditoría externa de nuestros estados financieros por el año terminado el 31 de diciembre del 2021, motivo por el cual solicitamos se sirvan proporcionarles directamente a ellos la siguiente información,<text:s/></text:span><text:span text:style-name="T82">cortada al 31 de agosto del 2021:</text:span></text:p>
      <text:p text:style-name="P83"/>
      <text:list text:style-name="WWNum3" text:continue-numbering="true">
        <text:list-item>
          <text:p text:style-name="P84">Saldos por cobrar a nosotros, según sus registros contables al 31 de agosto del 2021, derivado del contrato de interconexión firmado entre las partes, así como también cualquier por otros servicios prestado a nosotros.</text:p>
        </text:list-item>
        <text:list-item>
          <text:p text:style-name="P85">Información al respecto de contratos vigentes durante el año 2021 y hasta la fecha de su respuesta.</text:p>
        </text:list-item>
        <text:list-item>
          <text:p text:style-name="P86">Garantías, anticipos, obligaciones contingentes, asuntos en disputa, si existieren.</text:p>
        </text:list-item>
        <text:list-item>
          <text:p text:style-name="P87">Cualquier otra información que considere importante para conocimiento de nuestros auditores externos.</text:p>
        </text:list-item>
      </text:list>
      <text:p text:style-name="P88"/>
      <text:p text:style-name="P89">Agradecemos remitir su respuesta a:</text:p>
      <text:p text:style-name="P90"/>
      <text:p text:style-name="P91"><text:span text:style-name="T92"><text:s/></text:span><text:span text:style-name="T93">WENS CONSULTING &amp; AUDITING, WHIMPER NARVÁEZ S.A.</text:span></text:p>
      <text:p text:style-name="P94">Torres del Mall, Centro Comercial Mall del Sol, Torre B, Piso 4</text:p>
      <text:p text:style-name="P95">Teléfono 098-723-9800</text:p>
      <text:p text:style-name="P96"/>
      <text:p text:style-name="P97"><text:span text:style-name="T98">Para agilizar el proceso, esta información puede ser enviada por correo<text:s/></text:span><text:span text:style-name="T99">electrónico a<text:s/></text:span><text:a xlink:href="mailto:calmeida@cpalmeida.com" office:target-frame-name="_top" xlink:show="replace"><text:span text:style-name="T100">calmeida@cpalmeida.com</text:span></text:a><text:span text:style-name="T101"><text:s/>mientras las respuestas originales son recibidas por nuestros auditores independientes.</text:span></text:p>
      <text:p text:style-name="P102"/>
      <text:p text:style-name="P103">Atentamente,</text:p>
      <text:p text:style-name="P104"/>
      <text:p text:style-name="P105">LINKOTEL S.A</text:p>
      <text:p text:style-name="P106"/>
      <text:p text:style-name="P107"/>
      <text:p text:style-name="P108"/>
      <text:p text:style-name="P109"/>
      <text:p text:style-name="P110">Pablo Jonathan Baquerizo Dávila</text:p>
      <text:p text:style-name="P111">PRESIDENTE</text:p>
      <text:p text:style-name="P112"><text:span text:style-name="T113">RUC: 0992</text:span><text:span text:style-name="T114">254572001</text:span></text:p>
      <text:p text:style-name="P115"/>
      <text:soft-page-break/>
      <text:p text:style-name="P116"><text:span text:style-name="T117">Guayaquil, 2</text:span><text:span text:style-name="T118">6</text:span><text:span text:style-name="T119"><text:s/>de<text:s/></text:span><text:span text:style-name="T120">octu</text:span><text:span text:style-name="T121">bre del 2021.</text:span></text:p>
      <text:p text:style-name="P122"/>
      <text:p text:style-name="P123"/>
      <text:p text:style-name="P124"/>
      <text:p text:style-name="P125">Señores</text:p>
      <text:p text:style-name="P126"><text:span text:style-name="T127">CONSORCIO ECUATORIANO DE TELECOMUNICACIONES S.A. CONECEL</text:span></text:p>
      <text:p text:style-name="P128">Ciudad</text:p>
      <text:p text:style-name="P129"/>
      <text:p text:style-name="P130">De nuestras consideraciones:</text:p>
      <text:p text:style-name="P131"/>
      <text:p text:style-name="P132">De nuestras consideraciones:</text:p>
      <text:p text:style-name="P133"/>
      <text:p text:style-name="P134"><text:span text:style-name="T135">Nuestros auditores externos:</text:span><text:span text:style-name="T136"><text:s/>“WENS CONSULTING &amp; AUDITING”</text:span><text:span text:style-name="T137">,</text:span><text:span text:style-name="T138"><text:s/>están<text:s/></text:span><text:span text:style-name="T139">efectuando la auditoría externa de nuestros estados financieros por el año terminado el 31 de diciembre del 2021, motivo por el cual solicitamos se sirvan proporcionarles directamente a ellos la siguiente información,<text:s/></text:span><text:span text:style-name="T140">cortada al 31 de agosto del 2021:</text:span></text:p>
      <text:p text:style-name="P141"/>
      <text:list text:style-name="WWNum3" text:continue-numbering="true">
        <text:list-item>
          <text:p text:style-name="P142">Saldos por cobrar a nosotros, según sus registros contables al 31 de agosto del 2021, derivado del contrato de interconexión firmado entre las partes, así como también cualquier por otros servicios prestado a nosotros.</text:p>
        </text:list-item>
        <text:list-item>
          <text:p text:style-name="P143">Información al respecto de contratos vigentes durante el año 2021 y hasta la fecha de su respuesta.</text:p>
        </text:list-item>
        <text:list-item>
          <text:p text:style-name="P144">Garantías, anticipos, obligaciones contingentes, asuntos en disputa, si existieren.</text:p>
        </text:list-item>
        <text:list-item>
          <text:p text:style-name="P145">Cualquier otra información que considere importante para conocimiento de nuestros auditores externos.</text:p>
        </text:list-item>
      </text:list>
      <text:p text:style-name="P146"/>
      <text:p text:style-name="P147">Agradecemos remitir su respuesta a:</text:p>
      <text:p text:style-name="P148"/>
      <text:p text:style-name="P149"><text:span text:style-name="T150"><text:s/></text:span><text:span text:style-name="T151">WENS CONSULTING &amp; AUDITING, WHIMPER NARVÁEZ S.A.</text:span></text:p>
      <text:p text:style-name="P152">Torres del Mall, Centro Comercial Mall del Sol, Torre B, Piso 4</text:p>
      <text:p text:style-name="P153">Teléfono 098-723-9800</text:p>
      <text:p text:style-name="P154"/>
      <text:p text:style-name="P155"><text:span text:style-name="T156">Para agilizar el proceso, esta información puede ser enviada por correo electrónico a<text:s/></text:span><text:a xlink:href="mailto:calmeida@cpalmeida.com" office:target-frame-name="_top" xlink:show="replace"><text:span text:style-name="T157">calmeida@cpalmeida.com</text:span></text:a><text:span text:style-name="T158"><text:s/>mientras las respuestas originales son recibidas por nuestros auditores independientes.</text:span></text:p>
      <text:p text:style-name="P159"/>
      <text:p text:style-name="P160">Atentamente,</text:p>
      <text:p text:style-name="P161"/>
      <text:p text:style-name="P162">LINKOTEL S.A</text:p>
      <text:p text:style-name="P163"/>
      <text:p text:style-name="P164"/>
      <text:p text:style-name="P165"/>
      <text:p text:style-name="P166"/>
      <text:p text:style-name="P167">Pablo Jonathan Baquerizo Dávila</text:p>
      <text:p text:style-name="P168">PRESIDENTE</text:p>
      <text:p text:style-name="P169"><text:span text:style-name="T170">RUC:<text:s/></text:span><text:span text:style-name="T171">0992254572001</text:span></text:p>
      <text:p text:style-name="P172"/>
      <text:p text:style-name="P173"/>
      <text:soft-page-break/>
      <text:p text:style-name="P174"><text:span text:style-name="T175">Guayaquil, 2</text:span><text:span text:style-name="T176">6</text:span><text:span text:style-name="T177"><text:s/>de<text:s/></text:span><text:span text:style-name="T178">octu</text:span><text:span text:style-name="T179">bre del 2021.</text:span></text:p>
      <text:p text:style-name="P180"/>
      <text:p text:style-name="P181"/>
      <text:p text:style-name="P182"/>
      <text:p text:style-name="P183">Señores</text:p>
      <text:p text:style-name="P184">ECUADOR TELECOM S.A.</text:p>
      <text:p text:style-name="P185">Diego de Alagro N31-95 y Alpallana,</text:p>
      <text:p text:style-name="P186">Teléfono (042) 947-800</text:p>
      <text:p text:style-name="P187">Ciudad</text:p>
      <text:p text:style-name="P188"/>
      <text:p text:style-name="P189">De mis consideraciones:</text:p>
      <text:p text:style-name="P190"/>
      <text:p text:style-name="P191">De nuestras consideraciones:</text:p>
      <text:p text:style-name="P192"/>
      <text:p text:style-name="P193"><text:span text:style-name="T194">Nuestros auditores externos:</text:span><text:span text:style-name="T195"><text:s/>“WENS<text:s/></text:span><text:span text:style-name="T196">CONSULTING &amp; AUDITING”</text:span><text:span text:style-name="T197">,</text:span><text:span text:style-name="T198"><text:s/>están efectuando la auditoría externa de nuestros estados financieros por el año terminado el 31 de diciembre del 2021, motivo por el cual solicitamos se sirvan proporcionarles directamente a ellos la siguiente información,<text:s/></text:span><text:span text:style-name="T199">cortada<text:s/></text:span><text:span text:style-name="T200">al 31 de agosto del 2021:</text:span></text:p>
      <text:p text:style-name="P201"/>
      <text:list text:style-name="WWNum3" text:continue-numbering="true">
        <text:list-item>
          <text:p text:style-name="P202">Saldos por cobrar a nosotros, según sus registros contables al 31 de agosto del 2021, derivado del contrato de interconexión firmado entre las partes, así como también cualquier por otros servicios prestado a nosotros.</text:p>
        </text:list-item>
        <text:list-item>
          <text:p text:style-name="P203">Información al respecto de contratos vigentes durante el año 2021 y hasta la fecha de su respuesta.</text:p>
        </text:list-item>
        <text:list-item>
          <text:p text:style-name="P204">Garantías, anticipos, obligaciones contingentes, asuntos en disputa, si existieren.</text:p>
        </text:list-item>
        <text:list-item>
          <text:p text:style-name="P205">Cualquier otra información que considere importante para conocimiento de<text:s/>nuestros auditores externos.</text:p>
        </text:list-item>
      </text:list>
      <text:p text:style-name="P206"/>
      <text:p text:style-name="P207">Agradecemos remitir su respuesta a:</text:p>
      <text:p text:style-name="P208"/>
      <text:p text:style-name="P209"><text:span text:style-name="T210"><text:s/></text:span><text:span text:style-name="T211">WENS CONSULTING &amp; AUDITING, WHIMPER NARVÁEZ S.A.</text:span></text:p>
      <text:p text:style-name="P212">Torres del Mall, Centro Comercial Mall del Sol, Torre B, Piso 4</text:p>
      <text:p text:style-name="P213">Teléfono 098-723-9800</text:p>
      <text:p text:style-name="P214"/>
      <text:p text:style-name="P215"><text:span text:style-name="T216">Para agilizar el proceso, esta información puede se</text:span><text:span text:style-name="T217">r enviada por correo electrónico a<text:s/></text:span><text:a xlink:href="mailto:calmeida@cpalmeida.com" office:target-frame-name="_top" xlink:show="replace"><text:span text:style-name="T218">calmeida@cpalmeida.com</text:span></text:a><text:span text:style-name="T219"><text:s/>mientras las respuestas originales son recibidas por nuestros auditores independientes.</text:span></text:p>
      <text:p text:style-name="P220"/>
      <text:p text:style-name="P221">Atentamente,</text:p>
      <text:p text:style-name="P222"/>
      <text:p text:style-name="P223">LINKOTEL S.A</text:p>
      <text:p text:style-name="P224"/>
      <text:p text:style-name="P225"/>
      <text:p text:style-name="P226"/>
      <text:p text:style-name="P227"/>
      <text:p text:style-name="P228">Pablo Jonathan<text:s/>Baquerizo Dávila</text:p>
      <text:p text:style-name="P229">PRESIDENTE</text:p>
      <text:p text:style-name="P230"><text:span text:style-name="T231">RUC: 0992254572001</text:span></text:p>
      <text:p text:style-name="P232"/>
      <text:soft-page-break/>
      <text:p text:style-name="P233"><text:span text:style-name="T234">Guayaquil, 2</text:span><text:span text:style-name="T235">6</text:span><text:span text:style-name="T236"><text:s/>de<text:s/></text:span><text:span text:style-name="T237">octu</text:span><text:span text:style-name="T238">bre del 2021.</text:span></text:p>
      <text:p text:style-name="P239"/>
      <text:p text:style-name="P240"/>
      <text:p text:style-name="P241"/>
      <text:p text:style-name="P242">Señores</text:p>
      <text:p text:style-name="P243">ETAPA EP</text:p>
      <text:p text:style-name="P244"><text:span text:style-name="T245">Benigno Malo No. 7-78 y Mariscal Sucre.</text:span></text:p>
      <text:p text:style-name="P246"><text:span text:style-name="T247">Teléfono (07) 283-900</text:span></text:p>
      <text:p text:style-name="P248">Cuenca</text:p>
      <text:p text:style-name="P249"/>
      <text:p text:style-name="P250">De nuestras consideraciones:</text:p>
      <text:p text:style-name="P251"/>
      <text:p text:style-name="P252">De nuestras consideraciones:</text:p>
      <text:p text:style-name="P253"/>
      <text:p text:style-name="P254"><text:span text:style-name="T255">Nuestros<text:s/></text:span><text:span text:style-name="T256">auditores externos:</text:span><text:span text:style-name="T257"><text:s/>“WENS CONSULTING &amp; AUDITING”</text:span><text:span text:style-name="T258">,</text:span><text:span text:style-name="T259"><text:s/>están efectuando la auditoría externa de nuestros estados financieros por el año terminado el 31 de diciembre del 2021, motivo por el cual solicitamos se sirvan proporcionarles directamente a ellos la<text:s/></text:span><text:span text:style-name="T260">siguiente información,<text:s/></text:span><text:span text:style-name="T261">cortada al 31 de agosto del 2021:</text:span></text:p>
      <text:p text:style-name="P262"/>
      <text:list text:style-name="WWNum3" text:continue-numbering="true">
        <text:list-item>
          <text:p text:style-name="P263">Saldos por cobrar a nosotros, según sus registros contables al 31 de agosto del 2021, derivado del contrato de interconexión firmado entre las partes, así como también cualquier por otros servicios<text:s/>prestado a nosotros.</text:p>
        </text:list-item>
        <text:list-item>
          <text:p text:style-name="P264">Información al respecto de contratos vigentes durante el año 2021 y hasta la fecha de su respuesta.</text:p>
        </text:list-item>
        <text:list-item>
          <text:p text:style-name="P265">Garantías, anticipos, obligaciones contingentes, asuntos en disputa, si existieren.</text:p>
        </text:list-item>
        <text:list-item>
          <text:p text:style-name="P266">Cualquier otra información que considere importante<text:s/>para conocimiento de nuestros auditores externos.</text:p>
        </text:list-item>
      </text:list>
      <text:p text:style-name="P267"/>
      <text:p text:style-name="P268">Agradecemos remitir su respuesta a:</text:p>
      <text:p text:style-name="P269"/>
      <text:p text:style-name="P270"><text:span text:style-name="T271"><text:s/></text:span><text:span text:style-name="T272">WENS CONSULTING &amp; AUDITING, WHIMPER NARVÁEZ S.A.</text:span></text:p>
      <text:p text:style-name="P273">Torres del Mall, Centro Comercial Mall del Sol, Torre B, Piso 4</text:p>
      <text:p text:style-name="P274">Teléfono 098-723-9800</text:p>
      <text:p text:style-name="P275"/>
      <text:p text:style-name="P276"><text:span text:style-name="T277">Para agilizar el<text:s/></text:span><text:span text:style-name="T278">proceso, esta información puede ser enviada por correo electrónico a<text:s/></text:span><text:a xlink:href="mailto:calmeida@cpalmeida.com" office:target-frame-name="_top" xlink:show="replace"><text:span text:style-name="T279">calmeida@cpalmeida.com</text:span></text:a><text:span text:style-name="T280"><text:s/>mientras las respuestas originales son recibidas por nuestros auditores independientes.</text:span></text:p>
      <text:p text:style-name="P281"/>
      <text:p text:style-name="P282">Atentamente,</text:p>
      <text:p text:style-name="P283"/>
      <text:p text:style-name="P284">LINKOTEL S.A</text:p>
      <text:p text:style-name="P285"/>
      <text:p text:style-name="P286"/>
      <text:p text:style-name="P287"/>
      <text:p text:style-name="P288"/>
      <text:p text:style-name="P289">Pablo Jonathan Baquerizo Dávila</text:p>
      <text:p text:style-name="P290">PRESIDENTE</text:p>
      <text:p text:style-name="P291"><text:span text:style-name="T292">RUC: 0992254572001</text:span></text:p>
      <text:p text:style-name="P293"/>
      <text:soft-page-break/>
      <text:p text:style-name="P294"><text:span text:style-name="T295">Guayaquil, 2</text:span><text:span text:style-name="T296">6</text:span><text:span text:style-name="T297"><text:s/>de<text:s/></text:span><text:span text:style-name="T298">octu</text:span><text:span text:style-name="T299">bre del 2021.</text:span></text:p>
      <text:p text:style-name="P300"/>
      <text:p text:style-name="P301"/>
      <text:p text:style-name="P302"/>
      <text:p text:style-name="P303">Señores</text:p>
      <text:p text:style-name="P304">OTECEL S.A.</text:p>
      <text:p text:style-name="P305"><text:span text:style-name="T306">Ciudad</text:span></text:p>
      <text:p text:style-name="P307"/>
      <text:p text:style-name="P308">De nuestras consideraciones:</text:p>
      <text:p text:style-name="P309"/>
      <text:p text:style-name="P310">De nuestras consideraciones:</text:p>
      <text:p text:style-name="P311"/>
      <text:p text:style-name="P312"><text:span text:style-name="T313">Nuestros auditores externos:</text:span><text:span text:style-name="T314"><text:s/>“WENS CONSULTING &amp;<text:s/></text:span><text:span text:style-name="T315">AUDITING”</text:span><text:span text:style-name="T316">,</text:span><text:span text:style-name="T317"><text:s/>están efectuando la auditoría externa de nuestros estados financieros por el año terminado el 31 de diciembre del 2021, motivo por el cual solicitamos se sirvan proporcionarles directamente a ellos la siguiente información,<text:s/></text:span><text:span text:style-name="T318">cortada al 31 de agos</text:span><text:span text:style-name="T319">to del 2021:</text:span></text:p>
      <text:p text:style-name="P320"/>
      <text:list text:style-name="WWNum3" text:continue-numbering="true">
        <text:list-item>
          <text:p text:style-name="P321">Saldos por cobrar a nosotros, según sus registros contables al 31 de agosto del 2021, derivado del contrato de interconexión firmado entre las partes, así como también cualquier por otros servicios prestado a nosotros.</text:p>
        </text:list-item>
        <text:list-item>
          <text:p text:style-name="P322">Información al respecto<text:s/>de contratos vigentes durante el año 2021 y hasta la fecha de su respuesta.</text:p>
        </text:list-item>
        <text:list-item>
          <text:p text:style-name="P323">Garantías, anticipos, obligaciones contingentes, asuntos en disputa, si existieren.</text:p>
        </text:list-item>
        <text:list-item>
          <text:p text:style-name="P324">Cualquier otra información que considere importante para conocimiento de nuestros auditores externos.</text:p>
        </text:list-item>
      </text:list>
      <text:p text:style-name="P325"/>
      <text:p text:style-name="P326">Agradecemos remitir su respuesta a:</text:p>
      <text:p text:style-name="P327"/>
      <text:p text:style-name="P328"><text:span text:style-name="T329"><text:s/></text:span><text:span text:style-name="T330">WENS CONSULTING &amp; AUDITING, WHIMPER NARVÁEZ S.A.</text:span></text:p>
      <text:p text:style-name="P331">Torres del Mall, Centro Comercial Mall del Sol, Torre B, Piso 4</text:p>
      <text:p text:style-name="P332">Teléfono 098-723-9800</text:p>
      <text:p text:style-name="P333"/>
      <text:p text:style-name="P334"><text:span text:style-name="T335">Para agilizar el proceso, esta información puede ser enviada por<text:s/></text:span><text:span text:style-name="T336">correo electrónico a<text:s/></text:span><text:a xlink:href="mailto:calmeida@cpalmeida.com" office:target-frame-name="_top" xlink:show="replace"><text:span text:style-name="T337">calmeida@cpalmeida.com</text:span></text:a><text:span text:style-name="T338"><text:s/>mientras las respuestas originales son recibidas por nuestros auditores independientes.</text:span></text:p>
      <text:p text:style-name="P339"/>
      <text:p text:style-name="P340">Atentamente,</text:p>
      <text:p text:style-name="P341"/>
      <text:p text:style-name="P342">LINKOTEL S.A</text:p>
      <text:p text:style-name="P343"/>
      <text:p text:style-name="P344"/>
      <text:p text:style-name="P345"/>
      <text:p text:style-name="P346"/>
      <text:p text:style-name="P347">Pablo Jonathan Baquerizo Dávila</text:p>
      <text:p text:style-name="P348">PRESIDENTE</text:p>
      <text:p text:style-name="P349"><text:span text:style-name="T350">RUC: 0992254572001</text:span></text:p>
      <text:p text:style-name="P351"/>
      <text:p text:style-name="P352"/>
      <text:p text:style-name="P353"/>
      <text:soft-page-break/>
      <text:p text:style-name="P354"><text:span text:style-name="T355">Guayaquil, 2</text:span><text:span text:style-name="T356">6</text:span><text:span text:style-name="T357"><text:s/>de<text:s/></text:span><text:span text:style-name="T358">octu</text:span><text:span text:style-name="T359">bre del 2021.</text:span></text:p>
      <text:p text:style-name="P360"/>
      <text:p text:style-name="P361"/>
      <text:p text:style-name="P362"/>
      <text:p text:style-name="P363">Señores</text:p>
      <text:p text:style-name="P364">SETEL S.A.</text:p>
      <text:p text:style-name="P365">Av. Eloy Alfaro N44-406</text:p>
      <text:p text:style-name="P366">Quito – Ecuador</text:p>
      <text:p text:style-name="P367"/>
      <text:p text:style-name="P368">De nuestras consideraciones:</text:p>
      <text:p text:style-name="P369"/>
      <text:p text:style-name="P370">De nuestras consideraciones:</text:p>
      <text:p text:style-name="P371"/>
      <text:p text:style-name="P372"><text:span text:style-name="T373">Nuestros auditores externos:</text:span><text:span text:style-name="T374"><text:s/>“WENS CONSULTING &amp;<text:s/></text:span><text:span text:style-name="T375">AUDITING”</text:span><text:span text:style-name="T376">,</text:span><text:span text:style-name="T377"><text:s/>están efectuando la auditoría externa de nuestros estados financieros por el año terminado el 31 de diciembre del 2021, motivo por el cual solicitamos se sirvan proporcionarles directamente a ellos la siguiente información,<text:s/></text:span><text:span text:style-name="T378">cortada al 31 de agos</text:span><text:span text:style-name="T379">to del 2021:</text:span></text:p>
      <text:p text:style-name="P380"/>
      <text:list text:style-name="WWNum3" text:continue-numbering="true">
        <text:list-item>
          <text:p text:style-name="P381">Saldos por cobrar a nosotros, según sus registros contables al 31 de agosto del 2021, derivado del contrato de interconexión firmado entre las partes, así como también cualquier por otros servicios prestado a nosotros.</text:p>
        </text:list-item>
        <text:list-item>
          <text:p text:style-name="P382">Información al<text:s/>respecto de contratos vigentes durante el año 2021 y hasta la fecha de su respuesta.</text:p>
        </text:list-item>
        <text:list-item>
          <text:p text:style-name="P383">Garantías, anticipos, obligaciones contingentes, asuntos en disputa, si existieren.</text:p>
        </text:list-item>
        <text:list-item>
          <text:p text:style-name="P384">Cualquier otra información que considere importante para conocimiento de nuestros auditores externos.</text:p>
        </text:list-item>
      </text:list>
      <text:p text:style-name="P385"/>
      <text:p text:style-name="P386">Agradecemos remitir su respuesta a:</text:p>
      <text:p text:style-name="P387"/>
      <text:p text:style-name="P388"><text:span text:style-name="T389"><text:s/></text:span><text:span text:style-name="T390">WENS CONSULTING &amp; AUDITING, WHIMPER NARVÁEZ S.A.</text:span></text:p>
      <text:p text:style-name="P391">Torres del Mall, Centro Comercial Mall del Sol, Torre B, Piso 4</text:p>
      <text:p text:style-name="P392">Teléfono 098-723-9800</text:p>
      <text:p text:style-name="P393"/>
      <text:p text:style-name="P394"><text:span text:style-name="T395">Para agilizar el proceso, esta información puede ser enviada por c</text:span><text:span text:style-name="T396">orreo electrónico a<text:s/></text:span><text:a xlink:href="mailto:calmeida@cpalmeida.com" office:target-frame-name="_top" xlink:show="replace"><text:span text:style-name="T397">calmeida@cpalmeida.com</text:span></text:a><text:span text:style-name="T398"><text:s/>mientras las respuestas originales son recibidas por nuestros auditores independientes.</text:span></text:p>
      <text:p text:style-name="P399"/>
      <text:p text:style-name="P400">Atentamente,</text:p>
      <text:p text:style-name="P401"/>
      <text:p text:style-name="P402">LINKOTEL S.A</text:p>
      <text:p text:style-name="P403"/>
      <text:p text:style-name="P404"/>
      <text:p text:style-name="P405"/>
      <text:p text:style-name="P406"/>
      <text:p text:style-name="P407">Pablo Jonathan Baquerizo Dávila</text:p>
      <text:p text:style-name="P408">PRESIDENTE</text:p>
      <text:p text:style-name="P409"><text:span text:style-name="T410">RUC: 0992254572001</text:span></text:p>
      <text:p text:style-name="P411"/>
      <text:p text:style-name="P4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ListParagraph" style:display-name="List Paragraph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ternetlinkuser" style:display-name="Internet link (user)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3" style:display-name="WWNum3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E" style:display-name="1071333543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esar Alberto Leon Galarraga</dc:creator>
    <meta:creation-date>2021-08-27T12:05:00Z</meta:creation-date>
    <dc:date>2021-10-26T16:03:00Z</dc:date>
    <meta:template xlink:href="Normal.dotm" xlink:type="simple"/>
    <meta:editing-cycles>7</meta:editing-cycles>
    <meta:editing-duration>PT3420S</meta:editing-duration>
    <meta:document-statistic meta:page-count="7" meta:paragraph-count="20" meta:word-count="1618" meta:character-count="10499" meta:row-count="74" meta:non-whitespace-character-count="8901"/>
  </office:meta>
</office:document-meta>
</file>